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le</text:p>
      <text:p text:style-name="Standard"/>
      <text:p text:style-name="Standard">Name :</text:p>
      <text:p text:style-name="Standard"/>
      <text:p text:style-name="Standard">FirstName :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king </meta:initial-creator>
    <meta:creation-date>2012-07-11T18:08:18</meta:creation-date>
    <meta:document-statistic meta:table-count="0" meta:image-count="0" meta:object-count="0" meta:page-count="1" meta:paragraph-count="3" meta:word-count="5" meta:character-count="23" meta:non-whitespace-character-count="20"/>
    <dc:date>2012-07-11T18:09:09</dc:date>
    <dc:creator>Viking </dc:creator>
    <meta:editing-duration>PT52S</meta:editing-duration>
    <meta:editing-cycles>1</meta:editing-cycles>
    <meta:generator>LibreOffice/3.4$Linux LibreOffice_project/340m1$Build-402</meta:generator>
  </office:meta>
</office:document-meta>
</file>